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Erase<text:s/>FocusedCamera<text:s/>pointer in<text:s/>ScrollbarModule<text:s/>after changing Cameras size.</text:p>
      <text:p text:style-name="Standard">-Test new() instruction.</text:p>
      <text:p text:style-name="Standard">-Implement special functions:<text:s/>new and delete – creating and deleting all types of entities.</text:p>
      <text:p text:style-name="Standard">-Killing entities: sets<text:s/>“deleted” variable to true, all events will ignore these entities, remove “deleted” entities after finishing current event instructions.</text:p>
      <text:p text:style-name="Standard">-When changing amount of objects, dereference selectedObject - addresses can change.</text:p>
      <text:p text:style-name="Standard">-Add “print” instruction.</text:p>
      <text:p text:style-name="Standard">-Implement while loops and directives – add repetition and group flow management to if statements.</text:p>
      <text:p text:style-name="Standard">-Add instruction: “execute(string code)” – translate “code” into dynamic events, put them after current event, make an interrupt and execute all new dynamic event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Create new event system.</text:p>
      <text:p text:style-name="Standard">-Log system with filter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soft-page-break/>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soft-page-break/>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soft-page-break/>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9-01T23:33:00Z</dc:date>
    <meta:template xlink:href="Normal.dotm" xlink:type="simple"/>
    <meta:editing-cycles>537</meta:editing-cycles>
    <meta:editing-duration>PT773280S</meta:editing-duration>
    <meta:document-statistic meta:page-count="5" meta:paragraph-count="23" meta:word-count="1721" meta:character-count="11511" meta:row-count="81" meta:non-whitespace-character-count="9813"/>
  </office:meta>
</office:document-meta>
</file>